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goe UI" svg:font-family="'Segoe UI', system-ui, 'Apple Color Emoji', 'Segoe UI Emoji',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9.412cm"/>
    </style:style>
    <style:style style:name="Table1.B" style:family="table-column">
      <style:table-column-properties style:column-width="7.588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17cm"/>
    </style:style>
    <style:style style:name="Table2.A1" style:family="table-cell">
      <style:table-cell-properties style:vertical-align="middle" fo:padding="0.049cm" fo:border="none"/>
    </style:style>
    <style:style style:name="Table3" style:family="table">
      <style:table-properties style:width="6.514cm" table:align="left"/>
    </style:style>
    <style:style style:name="Table3.A" style:family="table-column">
      <style:table-column-properties style:column-width="3.073cm"/>
    </style:style>
    <style:style style:name="Table3.B" style:family="table-column">
      <style:table-column-properties style:column-width="3.441cm"/>
    </style:style>
    <style:style style:name="Table3.A1" style:family="table-cell">
      <style:table-cell-properties style:vertical-align="middle" fo:padding="0.049cm" fo:border="none"/>
    </style:style>
    <style:style style:name="P1" style:family="paragraph" style:parent-style-name="Text_20_body">
      <style:paragraph-properties fo:orphans="2" fo:widows="2"/>
      <style:text-properties fo:font-variant="normal" fo:text-transform="none" style:font-name="Segoe UI" fo:font-size="11pt" fo:letter-spacing="normal" fo:font-style="normal" fo:font-weight="normal" fo:background-color="#9ea84d"/>
    </style:style>
    <style:style style:name="P2" style:family="paragraph" style:parent-style-name="Text_20_body">
      <style:paragraph-properties fo:orphans="2" fo:widows="2"/>
      <style:text-properties fo:font-variant="normal" fo:text-transform="none" style:font-name="Segoe UI" fo:font-size="11pt" fo:letter-spacing="normal" fo:font-style="normal" fo:font-weight="normal"/>
    </style:style>
    <style:style style:name="P3" style:family="paragraph" style:parent-style-name="Text_20_body" style:list-style-name="L1">
      <style:paragraph-properties fo:orphans="2" fo:widows="2"/>
      <style:text-properties fo:font-variant="normal" fo:text-transform="none" style:font-name="Segoe UI" fo:font-size="11pt" fo:letter-spacing="normal" fo:font-style="normal" fo:font-weight="normal"/>
    </style:style>
    <style:style style:name="P4" style:family="paragraph" style:parent-style-name="Text_20_body" style:list-style-name="L3">
      <style:paragraph-properties fo:orphans="2" fo:widows="2"/>
      <style:text-properties fo:font-variant="normal" fo:text-transform="none" style:font-name="Segoe UI" fo:font-size="11pt" fo:letter-spacing="normal" fo:font-style="normal" fo:font-weight="normal"/>
    </style:style>
    <style:style style:name="P5" style:family="paragraph" style:parent-style-name="Text_20_body" style:list-style-name="L4">
      <style:paragraph-properties fo:orphans="2" fo:widows="2"/>
      <style:text-properties fo:font-variant="normal" fo:text-transform="none" style:font-name="Segoe UI" fo:font-size="11pt" fo:letter-spacing="normal" fo:font-style="normal" fo:font-weight="normal" officeooo:paragraph-rsid="001cc4db"/>
    </style:style>
    <style:style style:name="P6" style:family="paragraph" style:parent-style-name="Text_20_body" style:list-style-name="L6">
      <style:paragraph-properties fo:orphans="2" fo:widows="2"/>
      <style:text-properties fo:font-variant="normal" fo:text-transform="none" style:font-name="Segoe UI" fo:font-size="11pt" fo:letter-spacing="normal" fo:font-style="normal" fo:font-weight="normal"/>
    </style:style>
    <style:style style:name="P7" style:family="paragraph" style:parent-style-name="Text_20_body" style:list-style-name="L7">
      <style:paragraph-properties fo:orphans="2" fo:widows="2"/>
      <style:text-properties fo:font-variant="normal" fo:text-transform="none" style:font-name="Segoe UI" fo:font-size="11pt" fo:letter-spacing="normal" fo:font-style="normal" fo:font-weight="normal"/>
    </style:style>
    <style:style style:name="P8" style:family="paragraph" style:parent-style-name="Text_20_body" style:list-style-name="L13">
      <style:paragraph-properties fo:orphans="2" fo:widows="2"/>
      <style:text-properties fo:font-variant="normal" fo:text-transform="none" style:font-name="Segoe UI" fo:font-size="11pt" fo:letter-spacing="normal" fo:font-style="normal" fo:font-weight="normal"/>
    </style:style>
    <style:style style:name="P9" style:family="paragraph" style:parent-style-name="Text_20_body" style:list-style-name="L14">
      <style:paragraph-properties fo:orphans="2" fo:widows="2"/>
      <style:text-properties fo:font-variant="normal" fo:text-transform="none" style:font-name="Segoe UI" fo:font-size="11pt" fo:letter-spacing="normal" fo:font-style="normal" fo:font-weight="normal"/>
    </style:style>
    <style:style style:name="P10" style:family="paragraph" style:parent-style-name="Text_20_body" style:list-style-name="L15">
      <style:paragraph-properties fo:orphans="2" fo:widows="2"/>
      <style:text-properties fo:font-variant="normal" fo:text-transform="none" style:font-name="Segoe UI" fo:font-size="11pt" fo:letter-spacing="normal" fo:font-style="normal" fo:font-weight="normal"/>
    </style:style>
    <style:style style:name="P11" style:family="paragraph" style:parent-style-name="Text_20_body" style:list-style-name="L17">
      <style:paragraph-properties fo:orphans="2" fo:widows="2"/>
      <style:text-properties fo:font-variant="normal" fo:text-transform="none" style:font-name="Segoe UI" fo:font-size="11pt" fo:letter-spacing="normal" fo:font-style="normal" fo:font-weight="normal"/>
    </style:style>
    <style:style style:name="P12" style:family="paragraph" style:parent-style-name="Text_20_body" style:list-style-name="L20">
      <style:paragraph-properties fo:orphans="2" fo:widows="2"/>
      <style:text-properties fo:font-variant="normal" fo:text-transform="none" style:font-name="Segoe UI" fo:font-size="11pt" fo:letter-spacing="normal" fo:font-style="normal" fo:font-weight="normal"/>
    </style:style>
    <style:style style:name="P13" style:family="paragraph" style:parent-style-name="Text_20_body">
      <style:paragraph-properties fo:orphans="2" fo:widows="2"/>
      <style:text-properties fo:font-variant="normal" fo:text-transform="none" style:font-name="Segoe UI" fo:font-size="11pt" fo:letter-spacing="normal" fo:font-style="normal" fo:font-weight="normal" style:font-size-asian="11pt" style:font-size-complex="11pt"/>
    </style:style>
    <style:style style:name="P14" style:family="paragraph" style:parent-style-name="Text_20_body">
      <style:paragraph-properties fo:orphans="2" fo:widows="2"/>
      <style:text-properties fo:font-variant="normal" fo:text-transform="none" style:font-name="Segoe UI" fo:font-size="11pt" fo:letter-spacing="normal" fo:font-style="normal" style:text-underline-style="solid" style:text-underline-width="auto" style:text-underline-color="font-color" fo:font-weight="bold" fo:background-color="#9c4d3b"/>
    </style:style>
    <style:style style:name="P15" style:family="paragraph" style:parent-style-name="Text_20_body">
      <style:paragraph-properties fo:orphans="2" fo:widows="2"/>
      <style:text-properties fo:font-variant="normal" fo:text-transform="none" style:font-name="Segoe UI" fo:font-size="11pt" fo:letter-spacing="normal" fo:font-style="normal" style:text-underline-style="solid" style:text-underline-width="auto" style:text-underline-color="font-color" fo:font-weight="bold" style:font-size-asian="11pt" style:font-size-complex="11pt"/>
    </style:style>
    <style:style style:name="P16" style:family="paragraph" style:parent-style-name="Text_20_body" style:list-style-name="L10">
      <style:paragraph-properties fo:orphans="2" fo:widows="2"/>
      <style:text-properties fo:font-variant="normal" fo:text-transform="none" style:font-name="Segoe UI" fo:font-size="11pt" fo:letter-spacing="normal" fo:font-style="normal" style:text-underline-style="solid" style:text-underline-width="auto" style:text-underline-color="font-color" fo:font-weight="bold" style:font-size-asian="11pt" style:font-size-complex="11pt"/>
    </style:style>
    <style:style style:name="P17" style:family="paragraph" style:parent-style-name="Text_20_body" style:list-style-name="L8">
      <style:paragraph-properties fo:orphans="2" fo:widows="2"/>
      <style:text-properties fo:font-variant="normal" fo:text-transform="none" style:font-name="Segoe UI" fo:font-size="11pt" fo:letter-spacing="normal" fo:font-style="normal" style:text-underline-style="solid" style:text-underline-width="auto" style:text-underline-color="font-color" fo:font-weight="bold" style:font-size-asian="11pt" style:font-size-complex="11pt"/>
    </style:style>
    <style:style style:name="P18" style:family="paragraph" style:parent-style-name="Text_20_body" style:list-style-name="L2">
      <style:paragraph-properties fo:orphans="2" fo:widows="2"/>
      <style:text-properties fo:font-variant="normal" fo:text-transform="none" style:font-name="Segoe UI" fo:font-size="11pt" fo:letter-spacing="normal" fo:font-style="normal" style:text-underline-style="solid" style:text-underline-width="auto" style:text-underline-color="font-color" fo:font-weight="bold" style:font-size-asian="11pt" style:font-size-complex="11pt"/>
    </style:style>
    <style:style style:name="P19" style:family="paragraph" style:parent-style-name="Text_20_body" style:list-style-name="L16">
      <style:paragraph-properties fo:orphans="2" fo:widows="2"/>
      <style:text-properties fo:font-variant="normal" fo:text-transform="none" style:font-name="Segoe UI" fo:font-size="11pt" fo:letter-spacing="normal" fo:font-style="normal" style:text-underline-style="solid" style:text-underline-width="auto" style:text-underline-color="font-color" fo:font-weight="bold" style:font-size-asian="11pt" style:font-size-complex="11pt"/>
    </style:style>
    <style:style style:name="P20" style:family="paragraph" style:parent-style-name="Text_20_body">
      <style:paragraph-properties fo:orphans="2" fo:widows="2"/>
      <style:text-properties fo:font-variant="normal" fo:text-transform="none" style:font-name="Segoe UI" fo:font-size="11pt" fo:letter-spacing="normal" fo:font-style="normal" style:text-underline-style="solid" style:text-underline-width="auto" style:text-underline-color="font-color" fo:font-weight="bold" fo:background-color="#9ea84d" style:font-size-asian="11pt" style:font-size-complex="11pt"/>
    </style:style>
    <style:style style:name="P21" style:family="paragraph" style:parent-style-name="Text_20_body" style:list-style-name="L12">
      <style:paragraph-properties fo:orphans="2" fo:widows="2"/>
      <style:text-properties fo:font-variant="normal" fo:text-transform="none" style:font-name="Segoe UI" fo:font-size="11pt" fo:letter-spacing="normal" fo:font-style="normal" fo:font-weight="bold"/>
    </style:style>
    <style:style style:name="P22" style:family="paragraph" style:parent-style-name="Text_20_body">
      <style:paragraph-properties fo:orphans="2" fo:widows="2"/>
      <style:text-properties fo:font-variant="normal" fo:text-transform="none" style:font-name="Segoe UI" fo:font-size="11pt" fo:letter-spacing="normal" fo:font-style="normal" fo:font-weight="bold" style:font-size-asian="11pt" style:font-size-complex="11pt"/>
    </style:style>
    <style:style style:name="P23" style:family="paragraph" style:parent-style-name="Text_20_body" style:list-style-name="L11">
      <style:paragraph-properties fo:orphans="2" fo:widows="2"/>
      <style:text-properties fo:font-variant="normal" fo:text-transform="none" style:font-name="Segoe UI" fo:font-size="11pt" fo:letter-spacing="normal" fo:font-style="normal" fo:font-weight="bold" style:font-size-asian="11pt" style:font-size-complex="11pt"/>
    </style:style>
    <style:style style:name="P24" style:family="paragraph" style:parent-style-name="Text_20_body">
      <style:paragraph-properties fo:text-align="center" style:justify-single-word="false" fo:orphans="2" fo:widows="2"/>
      <style:text-properties fo:font-variant="normal" fo:text-transform="none" style:font-name="Segoe UI" fo:font-size="11pt" fo:letter-spacing="normal" fo:font-style="normal" fo:font-weight="bold"/>
    </style:style>
    <style:style style:name="P25" style:family="paragraph" style:parent-style-name="Text_20_body">
      <style:paragraph-properties fo:orphans="2" fo:widows="2"/>
      <style:text-properties fo:font-variant="normal" fo:text-transform="none" fo:color="#da846b" style:font-name="Segoe UI" fo:font-size="11pt" fo:letter-spacing="normal" fo:font-style="normal" fo:font-weight="normal" fo:background-color="#9c4d3b"/>
    </style:style>
    <style:style style:name="P26" style:family="paragraph" style:parent-style-name="Text_20_body">
      <style:paragraph-properties fo:orphans="2" fo:widows="2"/>
      <style:text-properties fo:font-variant="normal" fo:text-transform="none" fo:letter-spacing="normal"/>
    </style:style>
    <style:style style:name="P27" style:family="paragraph" style:parent-style-name="Text_20_body" style:list-style-name="L19">
      <style:paragraph-properties fo:orphans="2" fo:widows="2"/>
      <style:text-properties fo:font-variant="normal" fo:text-transform="none" fo:letter-spacing="normal"/>
    </style:style>
    <style:style style:name="P28" style:family="paragraph" style:parent-style-name="Text_20_body">
      <style:paragraph-properties fo:orphans="2" fo:widows="2"/>
    </style:style>
    <style:style style:name="P29" style:family="paragraph" style:parent-style-name="Text_20_body" style:list-style-name="L9">
      <style:paragraph-properties fo:orphans="2" fo:widows="2"/>
    </style:style>
    <style:style style:name="P30" style:family="paragraph" style:parent-style-name="Text_20_body">
      <style:paragraph-properties fo:margin-top="0cm" fo:margin-bottom="0cm" loext:contextual-spacing="false"/>
    </style:style>
    <style:style style:name="P31" style:family="paragraph" style:parent-style-name="Text_20_body" style:list-style-name="L3">
      <style:paragraph-properties fo:margin-top="0cm" fo:margin-bottom="0cm" loext:contextual-spacing="false" fo:orphans="2" fo:widows="2"/>
      <style:text-properties fo:font-variant="normal" fo:text-transform="none" style:font-name="Segoe UI" fo:font-size="11pt" fo:letter-spacing="normal" fo:font-style="normal" fo:font-weight="normal"/>
    </style:style>
    <style:style style:name="P32" style:family="paragraph" style:parent-style-name="Text_20_body" style:list-style-name="L4">
      <style:paragraph-properties fo:margin-top="0cm" fo:margin-bottom="0cm" loext:contextual-spacing="false" fo:orphans="2" fo:widows="2"/>
      <style:text-properties fo:font-variant="normal" fo:text-transform="none" style:font-name="Segoe UI" fo:font-size="11pt" fo:letter-spacing="normal" fo:font-style="normal" fo:font-weight="normal"/>
    </style:style>
    <style:style style:name="P33" style:family="paragraph" style:parent-style-name="Text_20_body" style:list-style-name="L6">
      <style:paragraph-properties fo:margin-top="0cm" fo:margin-bottom="0cm" loext:contextual-spacing="false" fo:orphans="2" fo:widows="2"/>
      <style:text-properties fo:font-variant="normal" fo:text-transform="none" style:font-name="Segoe UI" fo:font-size="11pt" fo:letter-spacing="normal" fo:font-style="normal" fo:font-weight="normal"/>
    </style:style>
    <style:style style:name="P34" style:family="paragraph" style:parent-style-name="Text_20_body" style:list-style-name="L7">
      <style:paragraph-properties fo:margin-top="0cm" fo:margin-bottom="0cm" loext:contextual-spacing="false" fo:orphans="2" fo:widows="2"/>
      <style:text-properties fo:font-variant="normal" fo:text-transform="none" style:font-name="Segoe UI" fo:font-size="11pt" fo:letter-spacing="normal" fo:font-style="normal" fo:font-weight="normal"/>
    </style:style>
    <style:style style:name="P35" style:family="paragraph" style:parent-style-name="Text_20_body" style:list-style-name="L9">
      <style:paragraph-properties fo:margin-top="0cm" fo:margin-bottom="0cm" loext:contextual-spacing="false" fo:orphans="2" fo:widows="2"/>
      <style:text-properties fo:font-variant="normal" fo:text-transform="none" style:font-name="Segoe UI" fo:font-size="11pt" fo:letter-spacing="normal" fo:font-style="normal" fo:font-weight="normal"/>
    </style:style>
    <style:style style:name="P36" style:family="paragraph" style:parent-style-name="Text_20_body" style:list-style-name="L15">
      <style:paragraph-properties fo:margin-top="0cm" fo:margin-bottom="0cm" loext:contextual-spacing="false" fo:orphans="2" fo:widows="2"/>
      <style:text-properties fo:font-variant="normal" fo:text-transform="none" style:font-name="Segoe UI" fo:font-size="11pt" fo:letter-spacing="normal" fo:font-style="normal" fo:font-weight="normal"/>
    </style:style>
    <style:style style:name="P37" style:family="paragraph" style:parent-style-name="Text_20_body" style:list-style-name="L17">
      <style:paragraph-properties fo:margin-top="0cm" fo:margin-bottom="0cm" loext:contextual-spacing="false" fo:orphans="2" fo:widows="2"/>
      <style:text-properties fo:font-variant="normal" fo:text-transform="none" style:font-name="Segoe UI" fo:font-size="11pt" fo:letter-spacing="normal" fo:font-style="normal" fo:font-weight="normal"/>
    </style:style>
    <style:style style:name="P38" style:family="paragraph" style:parent-style-name="Text_20_body" style:list-style-name="L20">
      <style:paragraph-properties fo:margin-top="0cm" fo:margin-bottom="0cm" loext:contextual-spacing="false" fo:orphans="2" fo:widows="2"/>
      <style:text-properties fo:font-variant="normal" fo:text-transform="none" style:font-name="Segoe UI" fo:font-size="11pt" fo:letter-spacing="normal" fo:font-style="normal" fo:font-weight="normal"/>
    </style:style>
    <style:style style:name="P39" style:family="paragraph" style:parent-style-name="Text_20_body" style:list-style-name="L15">
      <style:paragraph-properties fo:margin-top="0cm" fo:margin-bottom="0cm" loext:contextual-spacing="false" fo:orphans="2" fo:widows="2"/>
      <style:text-properties fo:font-variant="normal" fo:text-transform="none" style:font-name="Segoe UI" fo:font-size="7pt" fo:letter-spacing="normal" fo:font-style="normal" fo:font-weight="normal"/>
    </style:style>
    <style:style style:name="P40" style:family="paragraph" style:parent-style-name="Text_20_body" style:list-style-name="L20">
      <style:paragraph-properties fo:margin-top="0cm" fo:margin-bottom="0cm" loext:contextual-spacing="false" fo:orphans="2" fo:widows="2"/>
      <style:text-properties fo:font-variant="normal" fo:text-transform="none" style:font-name="Segoe UI" fo:font-size="7pt" fo:letter-spacing="normal" fo:font-style="normal" fo:font-weight="normal"/>
    </style:style>
    <style:style style:name="P41" style:family="paragraph" style:parent-style-name="Table_20_Contents">
      <style:paragraph-properties fo:margin-top="0cm" fo:margin-bottom="0.499cm" loext:contextual-spacing="false"/>
      <style:text-properties fo:font-size="11pt"/>
    </style:style>
    <style:style style:name="P42" style:family="paragraph" style:parent-style-name="Table_20_Contents" style:list-style-name="L18">
      <style:paragraph-properties fo:margin-top="0cm" fo:margin-bottom="0.499cm" loext:contextual-spacing="false"/>
      <style:text-properties fo:font-size="11pt" fo:font-weight="bold"/>
    </style:style>
    <style:style style:name="P43" style:family="paragraph" style:parent-style-name="Table_20_Contents">
      <style:paragraph-properties fo:margin-top="0cm" fo:margin-bottom="0.499cm" loext:contextual-spacing="false"/>
      <style:text-properties fo:font-weight="bold"/>
    </style:style>
    <style:style style:name="T1" style:family="text">
      <style:text-properties fo:font-weight="bold"/>
    </style:style>
    <style:style style:name="T2" style:family="text">
      <style:text-properties fo:font-weight="bold" fo:background-color="#9c4d3b" loext:char-shading-value="0"/>
    </style:style>
    <style:style style:name="T3" style:family="text">
      <style:text-properties fo:background-color="#9ea84d" loext:char-shading-value="0"/>
    </style:style>
    <style:style style:name="T4" style:family="text">
      <style:text-properties style:text-underline-style="solid" style:text-underline-width="auto" style:text-underline-color="font-color" fo:font-weight="bold"/>
    </style:style>
    <style:style style:name="T5" style:family="text">
      <style:text-properties style:text-underline-style="solid" style:text-underline-width="auto" style:text-underline-color="font-color" fo:font-weight="bold" fo:background-color="#9c4d3b" loext:char-shading-value="0"/>
    </style:style>
    <style:style style:name="T6" style:family="text">
      <style:text-properties style:text-underline-style="solid" style:text-underline-width="auto" style:text-underline-color="font-color" style:font-size-asian="11pt" style:font-size-complex="11pt"/>
    </style:style>
    <style:style style:name="T7" style:family="text">
      <style:text-properties fo:color="#da846b" fo:font-size="10pt" fo:font-weight="bold"/>
    </style:style>
    <style:style style:name="T8" style:family="text">
      <style:text-properties fo:color="#da846b" fo:font-size="10pt" style:text-underline-style="solid" style:text-underline-width="auto" style:text-underline-color="font-color" fo:font-weight="bold"/>
    </style:style>
    <style:style style:name="T9" style:family="text">
      <style:text-properties fo:font-size="10pt"/>
    </style:style>
    <style:style style:name="T10" style:family="text">
      <style:text-properties fo:font-size="10pt" fo:font-weight="bold"/>
    </style:style>
    <style:style style:name="T11" style:family="text">
      <style:text-properties fo:font-size="10pt" style:text-underline-style="solid" style:text-underline-width="auto" style:text-underline-color="font-color" fo:font-weight="bold"/>
    </style:style>
    <style:style style:name="T12" style:family="text">
      <style:text-properties fo:background-color="#9c4d3b" loext:char-shading-value="0"/>
    </style:style>
    <style:style style:name="T13" style:family="text">
      <style:text-properties style:font-name="Segoe UI" fo:font-size="11pt" fo:font-style="normal" fo:font-weight="normal"/>
    </style:style>
    <style:style style:name="T14" style:family="text">
      <style:text-properties fo:font-size="11pt"/>
    </style:style>
    <style:style style:name="T15" style:family="text">
      <style:text-properties fo:font-size="11pt" style:text-underline-style="solid" style:text-underline-width="auto" style:text-underline-color="font-color" fo:font-weight="bold"/>
    </style:style>
    <style:style style:name="T16" style:family="text">
      <style:text-properties fo:font-variant="normal" fo:text-transform="none" style:font-name="Segoe UI" fo:font-size="11pt" fo:letter-spacing="normal" fo:font-style="normal" fo:font-weight="normal"/>
    </style:style>
    <style:style style:name="T17" style:family="text">
      <style:text-properties fo:font-variant="normal" fo:text-transform="none" style:font-name="Segoe UI" fo:font-size="11pt" fo:letter-spacing="normal" fo:font-style="normal" fo:font-weight="normal" officeooo:rsid="001cc4db"/>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6">Verification Script – Two Wheeler</text:span></text:p>
      <text:p text:style-name="P22">Explain the benefits</text:p>
      <text:p text:style-name="P2"><text:span text:style-name="T1">To be informed post explaining benefits:</text:span> Mr. _______ these were the benefits…. I will also mention the exclusions and the key terms &amp; conditions during the verification process.  (Don’t need to explain exclusions while explaining features and benefits during pitching)</text:p>
      <text:p text:style-name="P2">MR. _ as per IRDA guidelines I am supposed to inform you about the policy exclusions which may have a bearing during your claim settlement…so may I take few minutes and explain you the same?</text:p>
      <text:p text:style-name="P2"><text:span text:style-name="T1">Customer still not willing to proceed with verification:</text:span> Ok Sir, However I will strongly recommend that you go through the policy wordings on our website to be completely aware of the exclusions of this policy. Ok?</text:p>
      <text:p text:style-name="P2"><text:span text:style-name="T1">Customer is willing to proceed with verification: </text:span>Thank You Mr. ______.</text:p>
      <text:p text:style-name="P20">Verification Script</text:p>
      <text:p text:style-name="P1">Now I am going to start the verification process wherein I will be quickly confirming the details provided by you and also mentioning the exclusions/other terms and conditions which are common to Motor insurance policies ….it will just take 5-7 minutes…ok?</text:p>
      <text:p text:style-name="P2">Customer Says: “<text:span text:style-name="T1">OK”</text:span></text:p>
      <text:list xml:id="list3604942939" text:style-name="L1">
        <text:list-item>
          <text:p text:style-name="P3"><text:span text:style-name="T3">You need to hold a valid and effective PUC and/or fitness certificate, as applicable and ensure to renew the same during the policy period.</text:span></text:p>
        </text:list-item>
      </text:list>
      <text:p text:style-name="P30">​</text:p>
      <text:p text:style-name="P2"><text:span text:style-name="T7">**** </text:span><text:span text:style-name="T8"> Critical parameters ****- To be informed mandatory</text:span> </text:p>
      <text:p text:style-name="P2"><text:span text:style-name="T4">IRDA</text:span><text:span text:style-name="T1">: </text:span>Before proceeding further, let me inform you thatthis call is getting recorded for Quality Assurance and Future reference. You can avail the copy of this recording at the time of any unsatisfactory claims.</text:p>
      <text:p text:style-name="P2"><text:span text:style-name="T5">Non Disclosure Clause</text:span><text:span text:style-name="T2">:  </text:span><text:span text:style-name="T12">Also Mr._______ please note any non-disclosure of the material information which may impact underwriting of the policy, would lead to policy being rendered as void and no benefit would be payable under the policy in such case, OK Sir.</text:span></text:p>
      <text:p text:style-name="P14">No Information sharing clause:  </text:p>
      <text:p text:style-name="P25">Thank you for providing your details. Let me assure you that the information disclosed by you during this call shall be used only in respect of the ICICI Lombard and not for any other purpose.</text:p>
      <text:p text:style-name="P13"><text:span text:style-name="T1">**For complete exclusion, I strongly recommend you to refer the policy wordings</text:span>**  </text:p>
      <text:list xml:id="list789840009" text:style-name="L2">
        <text:list-item>
          <text:p text:style-name="P18">NCB disclaimer:</text:p>
        </text:list-item>
      </text:list>
      <text:p text:style-name="P2">Please note In case there is any difference in the NCB information provided by you, NCB recovery letter will be sent to you to recover the difference amount.</text:p>
      <text:p text:style-name="P2"><text:span text:style-name="T11">. FNOL :</text:span> </text:p>
      <text:p text:style-name="P26"><text:soft-page-break/>“<text:span text:style-name="T13">Kindly call us at the time of accident before going to the garage to avail the  benefits at our certified preferred garages  </text:span></text:p>
      <text:p text:style-name="P2">At ICICI Lombard "Every genuine claim will be paid fast and friendly", to make it happen we provide a hassel free claim settlement to our customers.</text:p>
      <text:p text:style-name="P2">In case of accident Insured can easily intimate the claim by: </text:p>
      <text:list xml:id="list2520752951" text:style-name="L3">
        <text:list-item>
          <text:p text:style-name="P31">Calling on 1800 2666 </text:p>
        </text:list-item>
        <text:list-item>
          <text:p text:style-name="P31">SMS "CLAIM" to 575758 </text:p>
        </text:list-item>
        <text:list-item>
          <text:p text:style-name="P4">Intimate via our Android APP "Insure" to use the latest feature "InstaSpect" for intimating claim &amp; on the spot survey+ approval </text:p>
        </text:list-item>
      </text:list>
      <text:list xml:id="list1631428112" text:style-name="L4">
        <text:list-item>
          <text:p text:style-name="P32">Free vehicle pick up or towing assistance </text:p>
        </text:list-item>
        <text:list-item>
          <text:p text:style-name="P32">Quick survey (With 4 working hours) </text:p>
        </text:list-item>
        <text:list-item>
          <text:p text:style-name="P5">Quality assurance for repair's done under claim for 6 months or 6000 KM whichever is earlier </text:p>
          <text:p text:style-name="P5"><text:span text:style-name="T4">Add-On Covers:</text:span> Mr. ______, you have also opted for following add on covers : ( To be read from I partner review &amp; confirmation page)</text:p>
        </text:list-item>
      </text:list>
      <text:list xml:id="list2664055446" text:style-name="L6">
        <text:list-item>
          <text:p text:style-name="P33">Electrical Accessories fitted in vehicle is _______</text:p>
        </text:list-item>
        <text:list-item>
          <text:p text:style-name="P6">Non-Electrical Accessories fitted in Vehicle is _______</text:p>
        </text:list-item>
      </text:list>
      <text:list xml:id="list2682098815" text:style-name="L7">
        <text:list-item>
          <text:p text:style-name="P34">You have opted for Zero Depreciation cover. Please note that you can avail  this cover for 2 times in a year.</text:p>
        </text:list-item>
        <text:list-item>
          <text:p text:style-name="P34">You have also opted for a Road Side assistance cover for Rs. 199.  Our RSA offers free services for 4 times in a year, however consumption will be chargeable.</text:p>
        </text:list-item>
        <text:list-item>
          <text:p text:style-name="P34">You have opted for Personal Protect cover &amp; the premium payable is _____</text:p>
        </text:list-item>
        <text:list-item>
          <text:p text:style-name="P34">You have opted for Co-passenger Cover.</text:p>
        </text:list-item>
        <text:list-item>
          <text:p text:style-name="P7">You have opted for Consumable Cover.</text:p>
        </text:list-item>
      </text:list>
      <text:list xml:id="list2092282847" text:style-name="L8">
        <text:list-header>
          <text:p text:style-name="P17">Exclusions:</text:p>
        </text:list-header>
      </text:list>
      <text:p text:style-name="P2">Now Mr._____ I would like to inform you about certain exclusions which are common to all Motor insurance policies.  Following will not be covered under the policy: </text:p>
      <text:list xml:id="list2674641570" text:style-name="L9">
        <text:list-item>
          <text:p text:style-name="P35">Normal wear and tear and general ageing of the vehicle.</text:p>
        </text:list-item>
        <text:list-item>
          <text:p text:style-name="P35">Depreciation or any consequential loss.</text:p>
        </text:list-item>
        <text:list-item>
          <text:p text:style-name="P35">Loss/Damage due to war, mutiny or nuclear risk.</text:p>
        </text:list-item>
        <text:list-item>
          <text:p text:style-name="P35">Deliberate Accidental Loss.</text:p>
        </text:list-item>
        <text:list-item>
          <text:p text:style-name="P35">Mechanical/electrical breakdown.</text:p>
        </text:list-item>
        <text:list-item>
          <text:p text:style-name="P35">Wear and tear of consumables like tyres and tubes unless the vehicle is damaged at the same time, in which case the liability of the company shall be limited to 50% of the cost of replacement.(Will not be applicable for ZD policy).</text:p>
        </text:list-item>
        <text:list-item>
          <text:p text:style-name="P35">Consumables will not be covered like nut and bolt, screw, washers, grease, lubricants clip, ac gas, bearings, distilled water, engine oil, oil filter, fuel filter, break oil.</text:p>
        </text:list-item>
        <text:list-item>
          <text:p text:style-name="P35">Vehicles including cars being used otherwise than in accordance with limitations as to use.</text:p>
        </text:list-item>
        <text:list-item>
          <text:p text:style-name="P29"><text:soft-page-break/><text:span text:style-name="T16">Damage to/by person driving any vehicles or cars without a valid license to/by person driving any vehicle under the influence of drugs or liquor. </text:span></text:p>
        </text:list-item>
      </text:list>
      <text:list xml:id="list809812718" text:style-name="L10">
        <text:list-item>
          <text:p text:style-name="P16">Compulsory Deductibles:</text:p>
        </text:list-item>
      </text:list>
      <text:list xml:id="list635766104" text:style-name="L11">
        <text:list-item>
          <text:p text:style-name="P23">Mr.___There will be a charge of Rs.100 as compulsory deductibles for registering the claim during every claims.</text:p>
        </text:list-item>
      </text:list>
      <text:list xml:id="list2554973135" text:style-name="L12">
        <text:list-item>
          <text:p text:style-name="P21">There will be additional deductible applicable (as per below chart), if customer has opted for ZD cover in LT policy (ZD+LT 2W)</text:p>
        </text:list-item>
      </text:list>
      <table:table table:name="Table1" table:style-name="Table1">
        <table:table-column table:style-name="Table1.A"/>
        <table:table-column table:style-name="Table1.B"/>
        <table:table-row>
          <table:table-cell table:style-name="Table1.A1" office:value-type="string">
            <text:p text:style-name="P41">Cubic capacity </text:p>
          </table:table-cell>
          <table:table-cell table:style-name="Table1.A1" office:value-type="string">
            <text:p text:style-name="P41">Additional Deductibles </text:p>
          </table:table-cell>
        </table:table-row>
        <table:table-row>
          <table:table-cell table:style-name="Table1.A1" office:value-type="string">
            <text:p text:style-name="P41">Up to 150 cc/250 Watts in case of battery operated vehicle</text:p>
          </table:table-cell>
          <table:table-cell table:style-name="Table1.A1" office:value-type="string">
            <text:p text:style-name="P41">3% of claim amount subject to minimum of Rs.400/</text:p>
          </table:table-cell>
        </table:table-row>
        <table:table-row>
          <table:table-cell table:style-name="Table1.A1" office:value-type="string">
            <text:p text:style-name="P41">Greater  than 150 cc/250 Watts in case of battery operated vehicle</text:p>
          </table:table-cell>
          <table:table-cell table:style-name="Table1.A1" office:value-type="string">
            <text:p text:style-name="P41">3% of claim amount subject to minimum of Rs.750/</text:p>
          </table:table-cell>
        </table:table-row>
      </table:table>
      <text:list xml:id="list3646161766" text:style-name="L13">
        <text:list-item>
          <text:p text:style-name="P8">Customer have to pay additional deductible along compulsory deductible every time while registering the claims.</text:p>
        </text:list-item>
      </text:list>
      <text:list xml:id="list2838887878" text:style-name="L14">
        <text:list-item>
          <text:p text:style-name="P9">First 2 claims will be settled in ZD and further it will be settled in comprehensive policy.</text:p>
        </text:list-item>
      </text:list>
      <text:list xml:id="list2158736992" text:style-name="L15">
        <text:list-item>
          <text:p text:style-name="P39"><text:span text:style-name="T14">If customer has 2Wheeler and 4Wheeler both, and accidental policy of worth ₹15 lacs is available with one of them, it is not mandatory for him to buy it again with other vehicle as he will be covered with existing accidental policy provided:</text:span> </text:p>
          <text:list>
            <text:list-item>
              <text:p text:style-name="P36">He is the insured person in both the policies</text:p>
            </text:list-item>
            <text:list-item>
              <text:p text:style-name="P36">Having valid driving license</text:p>
            </text:list-item>
            <text:list-item>
              <text:p text:style-name="P10">It is death or permanent total disability case.</text:p>
            </text:list-item>
          </text:list>
        </text:list-item>
      </text:list>
      <text:list xml:id="list2225258809" text:style-name="L16">
        <text:list-header>
          <text:p text:style-name="P19">Depreciation slab </text:p>
        </text:list-header>
      </text:list>
      <text:p text:style-name="P2">Also note that subject to the deduction for depreciation, at the rates mentioned below in respect of parts replaced:</text:p>
      <text:list xml:id="list3306804880" text:style-name="L17">
        <text:list-item>
          <text:p text:style-name="P37">For all rubber/ nylon / plastic parts, tyres and tubes, batteries, depreciation of 50% would be applicable.</text:p>
        </text:list-item>
        <text:list-item>
          <text:p text:style-name="P37">For fiber glass components, depreciation of 30% would be applicable.</text:p>
        </text:list-item>
        <text:list-item>
          <text:p text:style-name="P11">No depreciation would be applicable, for all parts made of glass.</text:p>
        </text:list-item>
      </text:list>
      <table:table table:name="Table2" table:style-name="Table2">
        <table:table-column table:style-name="Table2.A"/>
        <table:table-row>
          <table:table-cell table:style-name="Table2.A1" office:value-type="string">
            <text:list xml:id="list1007196747" text:style-name="L18">
              <text:list-item>
                <text:p text:style-name="P42">Rate of depreciation for all other parts including wooden parts will be as per age of the Vehicle.</text:p>
              </text:list-item>
            </text:list>
          </table:table-cell>
        </table:table-row>
      </table:table>
      <text:p text:style-name="P26">               <text:span text:style-name="T13">Or we can ask customer to refer Policy Wordings for Metal/ other wooden parts Depreciation,</text:span></text:p>
      <text:p text:style-name="P26">            <text:span text:style-name="T13">Or if customer insists then need to inform percentage of Depreciation slab based on Age of the Vehicle as mention below, </text:span></text:p>
      <text:list xml:id="list3115137247" text:style-name="L19">
        <text:list-item>
          <text:p text:style-name="P27">  <text:span text:style-name="T13">Since your vehicle is _____ years old, the depreciation of ________ % would be applicable. (refer the table below as per the age of the vehicle and inform accordingly).</text:span></text:p>
        </text:list-item>
      </text:list>
      <text:p text:style-name="P15"><text:soft-page-break/>Following are the depreciation slab as per the age of vehicle.</text:p>
      <table:table table:name="Table3" table:style-name="Table3">
        <table:table-column table:style-name="Table3.A"/>
        <table:table-column table:style-name="Table3.B"/>
        <table:table-row>
          <table:table-cell table:style-name="Table3.A1" office:value-type="string">
            <text:p text:style-name="P43">Age of Vehicle </text:p>
          </table:table-cell>
          <table:table-cell table:style-name="Table3.A1" office:value-type="string">
            <text:p text:style-name="P43">Depreciation Slab</text:p>
          </table:table-cell>
        </table:table-row>
        <table:table-row>
          <table:table-cell table:style-name="Table3.A1" office:value-type="string">
            <text:p text:style-name="P41">0-6 months</text:p>
          </table:table-cell>
          <table:table-cell table:style-name="Table3.A1" office:value-type="string">
            <text:p text:style-name="P41">NIL</text:p>
          </table:table-cell>
        </table:table-row>
        <table:table-row>
          <table:table-cell table:style-name="Table3.A1" office:value-type="string">
            <text:p text:style-name="P41">6months - 1 year</text:p>
          </table:table-cell>
          <table:table-cell table:style-name="Table3.A1" office:value-type="string">
            <text:p text:style-name="P41">5%</text:p>
          </table:table-cell>
        </table:table-row>
        <table:table-row>
          <table:table-cell table:style-name="Table3.A1" office:value-type="string">
            <text:p text:style-name="P41">1 year - 2 years</text:p>
          </table:table-cell>
          <table:table-cell table:style-name="Table3.A1" office:value-type="string">
            <text:p text:style-name="P41">10%</text:p>
          </table:table-cell>
        </table:table-row>
        <table:table-row>
          <table:table-cell table:style-name="Table3.A1" office:value-type="string">
            <text:p text:style-name="P41">2 years-3years</text:p>
          </table:table-cell>
          <table:table-cell table:style-name="Table3.A1" office:value-type="string">
            <text:p text:style-name="P41">15%</text:p>
          </table:table-cell>
        </table:table-row>
        <table:table-row>
          <table:table-cell table:style-name="Table3.A1" office:value-type="string">
            <text:p text:style-name="P41">3 years -4 years</text:p>
          </table:table-cell>
          <table:table-cell table:style-name="Table3.A1" office:value-type="string">
            <text:p text:style-name="P41">25%</text:p>
          </table:table-cell>
        </table:table-row>
        <table:table-row>
          <table:table-cell table:style-name="Table3.A1" office:value-type="string">
            <text:p text:style-name="P41">4 years-5 years</text:p>
          </table:table-cell>
          <table:table-cell table:style-name="Table3.A1" office:value-type="string">
            <text:p text:style-name="P41">35%</text:p>
          </table:table-cell>
        </table:table-row>
        <table:table-row>
          <table:table-cell table:style-name="Table3.A1" office:value-type="string">
            <text:p text:style-name="P41">5 years-10 years</text:p>
          </table:table-cell>
          <table:table-cell table:style-name="Table3.A1" office:value-type="string">
            <text:p text:style-name="P41">40%</text:p>
          </table:table-cell>
        </table:table-row>
        <table:table-row>
          <table:table-cell table:style-name="Table3.A1" office:value-type="string">
            <text:p text:style-name="P41">10 years and more</text:p>
          </table:table-cell>
          <table:table-cell table:style-name="Table3.A1" office:value-type="string">
            <text:p text:style-name="P41">50%</text:p>
          </table:table-cell>
        </table:table-row>
      </table:table>
      <text:list xml:id="list1003883909" text:style-name="L20">
        <text:list-item>
          <text:p text:style-name="P40"><text:span text:style-name="T15">Standalone OD Policies</text:span> </text:p>
          <text:list>
            <text:list-item>
              <text:p text:style-name="P38">Along with previous policy details, third party insurance details to be confirmed.</text:p>
            </text:list-item>
            <text:list-item>
              <text:p text:style-name="P38">Third party insurance should be active to issue the standalone OD policy</text:p>
            </text:list-item>
            <text:list-item>
              <text:p text:style-name="P38">Third Party Policy No. </text:p>
            </text:list-item>
            <text:list-item>
              <text:p text:style-name="P38">Third Party Insurance Period </text:p>
            </text:list-item>
            <text:list-item>
              <text:p text:style-name="P12">Third Party Insurer Name</text:p>
            </text:list-item>
          </text:list>
        </text:list-item>
      </text:list>
      <text:p text:style-name="P2"><text:span text:style-name="T4">Verifier</text:span><text:span text:style-name="T1">:</text:span> I am sure you understood the product details, exclusions and other terms and conditions of the policy being offered to you? Right?</text:p>
      <text:p text:style-name="P28"><text:span text:style-name="T16">Customer: Ye</text:span><text:span text:style-name="T17">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egoe UI" svg:font-family="'Segoe UI', system-ui, 'Apple Color Emoji', 'Segoe UI Emoji',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02T07:52:19.835000000</meta:creation-date>
    <dc:date>2021-06-02T07:58:45.895000000</dc:date>
    <meta:editing-duration>PT6M27S</meta:editing-duration>
    <meta:editing-cycles>1</meta:editing-cycles>
    <meta:document-statistic meta:table-count="3" meta:image-count="0" meta:object-count="0" meta:page-count="4" meta:paragraph-count="99" meta:word-count="1246" meta:character-count="7246" meta:non-whitespace-character-count="6080"/>
    <meta:generator>LibreOffice/6.1.2.1$Windows_X86_64 LibreOffice_project/65905a128db06ba48db947242809d14d3f9a93fe</meta:generator>
  </office:meta>
</office:document-meta>
</file>